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Mono" svg:font-family="LiberationMon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officeooo:rsid="001f9cad" officeooo:paragraph-rsid="001f9cad" style:font-weight-asian="bold" style:font-weight-complex="bold"/>
    </style:style>
    <style:style style:name="P2" style:family="paragraph" style:parent-style-name="Preformatted_20_Text">
      <style:text-properties fo:font-weight="normal" officeooo:rsid="001f9cad" officeooo:paragraph-rsid="001f9cad" style:font-weight-asian="normal" style:font-weight-complex="normal"/>
    </style:style>
    <style:style style:name="P3" style:family="paragraph" style:parent-style-name="Preformatted_20_Text">
      <style:text-properties style:font-name="LiberationMono" fo:font-size="9pt" fo:font-weight="bold" officeooo:rsid="001f9cad" officeooo:paragraph-rsid="001f9cad" style:font-weight-asian="normal" style:font-weight-complex="normal"/>
    </style:style>
    <style:style style:name="P4" style:family="paragraph" style:parent-style-name="Preformatted_20_Text">
      <style:text-properties style:font-name="LiberationMono" fo:font-size="9pt" fo:font-weight="bold" officeooo:rsid="001f9cad" officeooo:paragraph-rsid="001f9cad" fo:background-color="#ffffff" style:font-weight-asian="normal" style:font-weight-complex="normal"/>
    </style:style>
    <style:style style:name="P5" style:family="paragraph" style:parent-style-name="Preformatted_20_Text">
      <style:text-properties style:font-name="LiberationMono" fo:font-size="9pt" fo:font-weight="bold" officeooo:rsid="001f9cad" officeooo:paragraph-rsid="001f9cad" fo:background-color="#ededed" style:font-weight-asian="normal" style:font-weight-complex="normal"/>
    </style:style>
    <style:style style:name="P6" style:family="paragraph" style:parent-style-name="Preformatted_20_Text">
      <style:text-properties fo:background-color="#ededed"/>
    </style:style>
    <style:style style:name="P7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style:font-name="LiberationMono" fo:font-size="9pt" fo:font-weight="bold"/>
    </style:style>
    <style:style style:name="T2" style:family="text">
      <style:text-properties style:font-name="LiberationMono" fo:font-size="9pt" fo:font-weight="bold" fo:background-color="#ededed" loext:char-shading-value="0"/>
    </style:style>
    <style:style style:name="T3" style:family="text">
      <style:text-properties fo:background-color="#ededed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learn-flask</text:p>
      <text:p text:style-name="Preformatted_20_Text"/>
      <text:p text:style-name="Preformatted_20_Text"/>
      <text:p text:style-name="Preformatted_20_Text">learning flask online with this series of blog posts.</text:p>
      <text:p text:style-name="Preformatted_20_Text"/>
      <text:p text:style-name="Preformatted_20_Text"><text:a xlink:type="simple" xlink:href="https://blog.miguelgrinberg.com/post/the-flask-mega-tutorial-part-i-hello-world" text:style-name="Internet_20_link" text:visited-style-name="Visited_20_Internet_20_Link">https://blog.miguelgrinberg.com/post/the-flask-mega-tutorial-part-i-hello-world</text:a></text:p>
      <text:p text:style-name="Preformatted_20_Text"/>
      <text:p text:style-name="P1">Simple commands to start the webpage</text:p>
      <text:p text:style-name="P3">export FLASK_APP=microblog.py</text:p>
      <text:p text:style-name="P5">(venv) $ flask run</text:p>
      <text:p text:style-name="P6"><text:s/><text:span text:style-name="T1">* Serving Flask app "microblog"</text:span></text:p>
      <text:p text:style-name="P7"><text:span text:style-name="T3"><text:s/></text:span><text:span text:style-name="T2">* Running on http://127.0.0.1:5000/ (Press CTRL+C to quit)</text:span></text:p>
      <text:p text:style-name="P3">(venv) $ pip install python-dotenv</text:p>
      <text:p text:style-name="P4">FLASK_APP=microblog.py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Mono" svg:font-family="LiberationMono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3-11-22T22:02:03.736664958</dc:date>
    <meta:editing-duration>PT1M23S</meta:editing-duration>
    <meta:editing-cycles>1</meta:editing-cycles>
    <meta:document-statistic meta:table-count="0" meta:image-count="0" meta:object-count="0" meta:page-count="1" meta:paragraph-count="10" meta:word-count="43" meta:character-count="375" meta:non-whitespace-character-count="340"/>
    <meta:generator>LibreOffice/7.1.4.2$MacOSX_X86_64 LibreOffice_project/a529a4fab45b75fefc5b6226684193eb000654f6</meta:generator>
  </office:meta>
</office:document-meta>
</file>